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3_3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William Pepper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The letter is accompanied in the folder by a typewritten transcription. <text:s/>Photocopies of both the manuscript and the typewritten transcription are available in Box 19, FF 11.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2">S. MORAIS,/</text:p>
      <text:p text:style-name="P2">546 N. FIFTH STREET,/</text:p>
      <text:p text:style-name="P2">PHILADELPHIA, PA./</text:p>
      <text:p text:style-name="P3">Dr William Pepper/</text:p>
      <text:p text:style-name="P3"><text:tab/>Respected Sir/</text:p>
      <text:p text:style-name="P3"><text:tab/><text:tab/>I fear that I have not expressed/ myself clearly enough with regard to the position/ of Isaac Husik. <text:s/><text:span text:style-name="T1">He is</text:span><text:span text:style-name="T2"> a student of/ Hebrew literature, under the auspices of the Jewish/ Theological Seminary of New York, in which he/ is formally matriculated as a student./</text:span></text:p>
      <text:p text:style-name="P6">In my capacity of President of the Faculty and Director/ of the Branch of the Jewish Theological association, es-/-tablished in Philadelphia, I have undertaken to instruct/ him and another lad, who is also enrolled as a pupil./ <text:s/>Both will graduate from the Jewish Theological Seminary/ of New York, when their knowledge and their respective/ age will warrant it./</text:p>
      <text:p text:style-name="P3"><text:span text:style-name="T2">With a deep sense of gratitude for your kindness, I beg/ to return the order for a gratuity, and venture to trouble/ you again with an application for a free scholarship./ <text:s/>Without pledging my word for it, I may say that assistance/ to the scholarship fund at the hands of my coreligionists, </text:span><text:span text:style-name="T3">in the</text:span><text:span text:style-name="T2">/ </text:span><text:span text:style-name="T3">near future</text:span><text:span text:style-name="T2">; will possibly come in the near future Yours truly/ S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9T10:46:47.09</meta:creation-date>
    <dc:date>2012-03-26T14:32:08.76</dc:date>
    <dc:creator>Penn Libraries</dc:creator>
    <meta:editing-duration>PT00H11M52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69" meta:word-count="369" meta:character-count="2495"/>
  </office:meta>
</office:document-meta>
</file>